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宋体" svg:font-family="宋体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555555" style:font-name="文泉驿等宽微米黑" fo:letter-spacing="normal" officeooo:rsid="000eb9da" officeooo:paragraph-rsid="000eb9da" style:font-name-asian="文泉驿等宽微米黑" style:font-size-asian="10.5pt" style:font-style-asian="normal" style:font-weight-asian="normal"/>
    </style:style>
    <style:style style:name="P2" style:family="paragraph" style:parent-style-name="Standard">
      <style:text-properties fo:font-variant="normal" fo:text-transform="none" fo:color="#555555" style:font-name="文泉驿等宽微米黑" fo:letter-spacing="normal" officeooo:rsid="00141c0f" officeooo:paragraph-rsid="00141c0f" style:font-name-asian="文泉驿等宽微米黑" style:font-size-asian="10.5pt" style:font-style-asian="normal" style:font-weight-asian="normal"/>
    </style:style>
    <style:style style:name="P3" style:family="paragraph" style:parent-style-name="Standard">
      <style:text-properties fo:font-variant="normal" fo:text-transform="none" fo:color="#555555" style:font-name="文泉驿等宽微米黑" fo:letter-spacing="normal" officeooo:rsid="000eb9da" officeooo:paragraph-rsid="000eb9da" style:font-name-asian="文泉驿等宽微米黑" style:font-size-asian="10.5pt" style:font-style-asian="normal"/>
    </style:style>
    <style:style style:name="P4" style:family="paragraph" style:parent-style-name="Standard">
      <style:text-properties style:font-name="文泉驿等宽微米黑" officeooo:rsid="000eb9da" officeooo:paragraph-rsid="000eb9da" style:font-name-asian="文泉驿等宽微米黑"/>
    </style:style>
    <style:style style:name="P5" style:family="paragraph" style:parent-style-name="Text_20_body">
      <style:text-properties fo:font-variant="normal" fo:text-transform="none" fo:color="#555555" style:font-name="文泉驿等宽微米黑" fo:font-size="10.5pt" fo:letter-spacing="normal" fo:font-style="normal" fo:font-weight="bold" officeooo:rsid="000eb9da" officeooo:paragraph-rsid="000eb9da" style:font-name-asian="文泉驿等宽微米黑"/>
    </style:style>
    <style:style style:name="P6" style:family="paragraph" style:parent-style-name="Text_20_body">
      <style:text-properties fo:font-variant="normal" fo:text-transform="none" fo:color="#555555" style:font-name="文泉驿等宽微米黑" fo:letter-spacing="normal" officeooo:rsid="000eb9da" officeooo:paragraph-rsid="000eb9da" style:font-name-asian="文泉驿等宽微米黑"/>
    </style:style>
    <style:style style:name="P7" style:family="paragraph" style:parent-style-name="Text_20_body">
      <style:text-properties fo:font-variant="normal" fo:text-transform="none" fo:color="#555555" style:font-name="文泉驿等宽微米黑" fo:font-size="24pt" fo:letter-spacing="normal" fo:font-style="normal" fo:font-weight="normal" officeooo:rsid="000eb9da" officeooo:paragraph-rsid="000eb9da" style:font-name-asian="文泉驿等宽微米黑" style:font-size-asian="24pt" style:font-weight-asian="normal" style:font-size-complex="24pt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556cm" fo:text-align="start" style:justify-single-word="false" fo:widows="1" fo:text-indent="0cm" style:auto-text-indent="false" fo:padding="0cm" fo:border="none"/>
      <style:text-properties fo:font-variant="normal" fo:text-transform="none" fo:color="#555555" style:font-name="文泉驿等宽微米黑" fo:letter-spacing="normal" style:font-name-asian="文泉驿等宽微米黑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556cm" fo:widows="1" fo:text-indent="0cm" style:auto-text-indent="false" fo:padding="0cm" fo:border="none"/>
      <style:text-properties fo:font-variant="normal" fo:text-transform="none" fo:color="#555555" style:font-name="文泉驿等宽微米黑" fo:letter-spacing="normal" style:font-name-asian="文泉驿等宽微米黑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556cm" fo:text-align="start" style:justify-single-word="false" fo:widows="1" fo:text-indent="0cm" style:auto-text-indent="false" fo:padding="0cm" fo:border="none"/>
      <style:text-properties fo:font-variant="normal" fo:text-transform="none" fo:color="#555555" style:font-name="文泉驿等宽微米黑" fo:font-size="10.5pt" fo:letter-spacing="normal" fo:font-style="normal" fo:font-weight="normal" officeooo:rsid="00141c0f" officeooo:paragraph-rsid="00141c0f" style:font-name-asian="文泉驿等宽微米黑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style:line-height-at-least="0.556cm" fo:text-align="center" style:justify-single-word="false" fo:text-indent="0cm" style:auto-text-indent="false" fo:padding="0cm" fo:border="none"/>
      <style:text-properties style:font-name="文泉驿等宽微米黑" style:font-name-asian="文泉驿等宽微米黑" style:font-size-asian="10.5pt" style:font-weight-asian="bold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style:line-height-at-least="0.556cm" fo:text-align="center" style:justify-single-word="false" fo:text-indent="0cm" style:auto-text-indent="false" fo:padding="0cm" fo:border="none"/>
      <style:text-properties style:font-name="文泉驿等宽微米黑" style:font-name-asian="文泉驿等宽微米黑" style:font-size-asian="10.5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style:line-height-at-least="0.556cm" fo:text-align="center" style:justify-single-word="false" fo:text-indent="0cm" style:auto-text-indent="false" fo:padding="0cm" fo:border="none"/>
      <style:text-properties style:font-name="文泉驿等宽微米黑" fo:font-size="10.5pt" style:font-name-asian="文泉驿等宽微米黑"/>
    </style:style>
    <style:style style:name="P14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style:font-name="文泉驿等宽微米黑" officeooo:rsid="00192fd0" officeooo:paragraph-rsid="00192fd0" style:font-name-asian="文泉驿等宽微米黑" style:font-size-asian="24pt" style:font-weight-asian="bold"/>
    </style:style>
    <style:style style:name="P15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style:font-name="文泉驿等宽微米黑" fo:font-size="20pt" fo:font-weight="normal" style:font-name-asian="文泉驿等宽微米黑" style:font-size-asian="20pt" style:font-weight-asian="normal" style:font-size-complex="20pt" style:font-weight-complex="normal"/>
    </style:style>
    <style:style style:name="P16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letter-spacing="normal" officeooo:rsid="00192fd0" officeooo:paragraph-rsid="001b5f72" style:font-name-asian="宋体" style:font-size-asian="24pt" style:font-style-asian="normal" style:font-weight-asian="bold"/>
    </style:style>
    <style:style style:name="P17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font-size="13pt" fo:letter-spacing="normal" officeooo:rsid="001b5f72" officeooo:paragraph-rsid="001b5f72" style:font-name-asian="文泉驿等宽微米黑" style:font-size-asian="13pt" style:font-style-asian="normal" style:font-weight-asian="bold" style:font-size-complex="13pt"/>
    </style:style>
    <style:style style:name="P18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font-size="10.5pt" fo:letter-spacing="normal" officeooo:rsid="001c16bd" officeooo:paragraph-rsid="001c16bd" style:font-name-asian="文泉驿等宽微米黑" style:font-size-asian="10.5pt" style:font-style-asian="normal" style:font-weight-asian="bold" style:font-size-complex="10.5pt"/>
    </style:style>
    <style:style style:name="P19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font-size="10.5pt" fo:letter-spacing="normal" officeooo:rsid="001c16bd" officeooo:paragraph-rsid="001db336" style:font-name-asian="文泉驿等宽微米黑" style:font-size-asian="10.5pt" style:font-style-asian="normal" style:font-weight-asian="bold" style:font-size-complex="10.5pt"/>
    </style:style>
    <style:style style:name="P20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font-size="10.5pt" fo:letter-spacing="normal" officeooo:rsid="001db336" officeooo:paragraph-rsid="001db336" style:font-name-asian="文泉驿等宽微米黑" style:font-size-asian="10.5pt" style:font-style-asian="normal" style:font-weight-asian="bold" style:font-size-complex="10.5pt"/>
    </style:style>
    <style:style style:name="P21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font-size="10.5pt" fo:letter-spacing="normal" officeooo:rsid="001f8c03" officeooo:paragraph-rsid="001f8c03" style:font-name-asian="文泉驿等宽微米黑" style:font-size-asian="10.5pt" style:font-style-asian="normal" style:font-weight-asian="bold" style:font-size-complex="10.5pt"/>
    </style:style>
    <style:style style:name="P22" style:family="paragraph" style:parent-style-name="Text_20_body">
      <style:paragraph-properties fo:margin-left="0cm" fo:margin-right="0cm" fo:margin-top="0.318cm" fo:margin-bottom="0.318cm" loext:contextual-spacing="false" fo:text-indent="0cm" style:auto-text-indent="false"/>
      <style:text-properties style:font-name="文泉驿等宽微米黑" style:font-name-asian="文泉驿等宽微米黑"/>
    </style:style>
    <style:style style:name="P23" style:family="paragraph" style:parent-style-name="Preformatted_20_Text">
      <style:paragraph-properties fo:margin-left="0cm" fo:margin-right="0cm" fo:margin-top="0.318cm" fo:margin-bottom="0.499cm" loext:contextual-spacing="false" fo:text-indent="0cm" style:auto-text-indent="false"/>
      <style:text-properties style:font-name="文泉驿等宽微米黑" style:font-name-asian="文泉驿等宽微米黑"/>
    </style:style>
    <style:style style:name="T1" style:family="text">
      <style:text-properties style:font-name-asian="宋体"/>
    </style:style>
    <style:style style:name="T2" style:family="text">
      <style:text-properties fo:font-variant="normal" fo:text-transform="none" fo:color="#555555" fo:font-size="10.5pt" fo:letter-spacing="normal" fo:font-style="normal"/>
    </style:style>
    <style:style style:name="T3" style:family="text">
      <style:text-properties fo:font-variant="normal" fo:text-transform="none" fo:color="#555555" fo:font-size="10.5pt" fo:letter-spacing="normal" fo:font-style="normal" fo:font-weight="normal" style:font-size-asian="10.5pt" style:font-style-asian="normal"/>
    </style:style>
    <style:style style:name="T4" style:family="text">
      <style:text-properties fo:font-variant="normal" fo:text-transform="none" fo:color="#555555" fo:font-size="10.5pt" fo:letter-spacing="normal" fo:font-style="normal" style:font-size-asian="10.5pt" style:font-style-asian="normal"/>
    </style:style>
    <style:style style:name="T5" style:family="text">
      <style:text-properties fo:font-variant="normal" fo:text-transform="none" fo:color="#555555" fo:font-size="10.5pt" fo:letter-spacing="normal" fo:font-style="normal" style:font-size-asian="10.5pt" style:font-style-asian="normal" style:font-weight-asian="normal"/>
    </style:style>
    <style:style style:name="T6" style:family="text">
      <style:text-properties fo:font-variant="normal" fo:text-transform="none" fo:color="#555555" fo:letter-spacing="normal" style:font-size-asian="10.5pt" style:font-style-asian="normal"/>
    </style:style>
    <style:style style:name="T7" style:family="text">
      <style:text-properties fo:font-variant="normal" fo:text-transform="none" fo:color="#555555" fo:letter-spacing="normal" style:font-size-asian="10.5pt" style:font-style-asian="normal" style:font-weight-asian="normal"/>
    </style:style>
    <style:style style:name="T8" style:family="text">
      <style:text-properties fo:font-size="10.5pt" fo:font-style="normal"/>
    </style:style>
    <style:style style:name="T9" style:family="text">
      <style:text-properties fo:font-size="10.5pt" fo:font-style="normal" fo:font-weight="bold"/>
    </style:style>
    <style:style style:name="T10" style:family="text">
      <style:text-properties fo:font-size="10.5pt" fo:font-style="normal" fo:font-weight="normal" style:font-size-asian="10.5pt" style:font-style-asian="normal"/>
    </style:style>
    <style:style style:name="T11" style:family="text">
      <style:text-properties style:font-size-asian="10.5pt" style:font-style-asian="normal" style:font-weight-asian="bold"/>
    </style:style>
    <style:style style:name="T12" style:family="text">
      <style:text-properties style:font-size-asian="10.5pt" style:font-style-asian="normal" style:font-weight-asian="normal"/>
    </style:style>
    <style:style style:name="T13" style:family="text">
      <style:text-properties officeooo:rsid="00141c0f"/>
    </style:style>
    <style:style style:name="T14" style:family="text">
      <style:text-properties fo:font-weight="bold" style:font-weight-complex="bold"/>
    </style:style>
    <style:style style:name="T15" style:family="text">
      <style:text-properties officeooo:rsid="00173459"/>
    </style:style>
    <style:style style:name="T16" style:family="text">
      <style:text-properties officeooo:rsid="00192fd0" style:font-size-asian="24pt" style:font-weight-asian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style:font-name-asian="宋体" style:font-size-asian="26pt" style:font-size-complex="26pt"/>
    </style:style>
    <style:style style:name="T19" style:family="text">
      <style:text-properties officeooo:rsid="001db336"/>
    </style:style>
    <style:style style:name="T20" style:family="text">
      <style:text-properties officeooo:rsid="001f8c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MySQL测试卷 一</text:p>
      <text:p text:style-name="P22"/>
      <text:p text:style-name="P15">简答题</text:p>
      <text:p text:style-name="P22">1.如何开启或停止 MySQL 服务？</text:p>
      <text:p text:style-name="P22">答案：运行命令 service mysqld start 开启服务；运行命令 service mysqld stop 停止服务。</text:p>
      <text:p text:style-name="P22"><text:line-break/><text:line-break/>2.如何通过 Shell 登入 MySQL？</text:p>
      <text:p text:style-name="P22">答案：运行命令 mysql -u root -p</text:p>
      <text:p text:style-name="P22"><text:line-break/><text:line-break/>3.如何列出所有数据库？</text:p>
      <text:p text:style-name="P22">答案：运行命令 show databases;</text:p>
      <text:p text:style-name="P22"><text:line-break/><text:line-break/>4.如何切换到某个数据库并在上面工作？</text:p>
      <text:p text:style-name="P22">答案：运行命令 use database_name; 进入名为 database_name 的数据库。</text:p>
      <text:p text:style-name="P22"><text:line-break/><text:line-break/>5.如何列出某个数据库内所有表？</text:p>
      <text:p text:style-name="P22">答案：在当前数据库运行命令 show tables;</text:p>
      <text:p text:style-name="P22"><text:line-break/><text:line-break/>6.如何获取表内所有 Field 对象的名称和类型？</text:p>
      <text:p text:style-name="P22"><text:soft-page-break/>答案：运行命令 describe table_name;</text:p>
      <text:p text:style-name="P22"><text:line-break/><text:line-break/>7.如何删除表？</text:p>
      <text:p text:style-name="P22">答案：运行命令 drop table table_name;</text:p>
      <text:p text:style-name="P22"><text:line-break/><text:line-break/>8.如何删除数据库？</text:p>
      <text:p text:style-name="P22">答案：运行命令 drop database database-name;</text:p>
      <text:p text:style-name="P22"><text:line-break/><text:line-break/>9.如何查看表内所有数据？</text:p>
      <text:p text:style-name="P22">答案：运行命令 select * from table_name;</text:p>
      <text:p text:style-name="P22"><text:line-break/><text:line-break/>10.如何从表（比如 oc_users ）中获取一个 field 对象（比如 uid）的所有数据？</text:p>
      <text:p text:style-name="P22">答案：运行命令 select uid from oc_users;</text:p>
      <text:p text:style-name="P22"><text:line-break/><text:line-break/>11.假设你有一个名为 ‘xyz’ 的表，它存在多个字段，如 ‘createtime’ 和 ‘engine’。名为 engine 的字段由 ‘Memoty’ 和 ‘MyIsam’ 两种数值组成。如何只列出 ‘createtime’ 和 ‘engine’ 这两列并且 engine 的值为 ‘MyIsam’？</text:p>
      <text:p text:style-name="P22">答案：运行命令 select create_time, engine from xyz where engine = ”MyIsam”;</text:p>
      <text:p text:style-name="P22"><text:line-break/><text:line-break/>12.如何列出表 ‘xrt’ 内 name 域值为 ‘tecmint’，web_address 域值为 ‘tecmint.com’ 的所有数据？</text:p>
      <text:p text:style-name="P22">答案：运行命令 select * from xrt where name = “tecmint” and web_address = “tecmint.com”;</text:p>
      <text:p text:style-name="P22"><text:soft-page-break/><text:line-break/><text:line-break/>13.如何列出表 ‘xrt’ 内 name 域值不为 ‘tecmint’，web_address 域值为 ‘tecmint.com’ 的所有数据？</text:p>
      <text:p text:style-name="P22">答案：运行命令 select * from xrt where name != "tecmint" and web_address = "tecmint.com";</text:p>
      <text:p text:style-name="P22"><text:line-break/><text:line-break/>14.如何知道表内行数？</text:p>
      <text:p text:style-name="P22">答案：运行命令 select count(*) from table_name;</text:p>
      <text:p text:style-name="P22"><text:line-break/><text:line-break/>15.如何知道表内行数？</text:p>
      <text:p text:style-name="P22">答案：运行命令 select count(*) from table_name;</text:p>
      <text:p text:style-name="P22"><text:line-break/><text:line-break/><text:line-break/><text:line-break/></text:p>
      <text:p text:style-name="P15">选择题</text:p>
      <text:p text:style-name="P22">1.查询出表中的地址列addr为空，使用的是（ c ）</text:p>
      <text:p text:style-name="P22">A addr = null <text:s text:c="2"/>B addr == null <text:s text:c="2"/>C addr is null <text:s text:c="3"/>D addr is not null</text:p>
      <text:p text:style-name="P22"><text:line-break/>2.定义存储电话号码（座机、手机）的数据类型使用（ a ）</text:p>
      <text:p text:style-name="P22">A char(11) <text:s/>B int <text:s/>C double <text:s/>D bigint</text:p>
      <text:p text:style-name="P22"><text:line-break/>3.往数据表中新增一新的记录的命令是：（ c ）</text:p>
      <text:p text:style-name="P22"><text:soft-page-break/>A. SELECT <text:s/>B. INTO <text:s/>C. INSERT <text:s/>D. UPDATE </text:p>
      <text:p text:style-name="P22"><text:line-break/>4.设关系数据库中一个表S的结构为S（SN，CN，grade），其中SN为学生名，CN为课程名， 二者均为字符型；grade为成绩，数值型，取值范围0－100。若要把“张二的化学成绩80分”插入S中，则可用（ d ） </text:p>
      <text:p text:style-name="P22">A. ADD INTO S VALUES（’张二’，’化学’，’80’） B. INSERT INTO S VALUES（’张二’，’化学’，’80’） C. ADD INTO S VALUES（’张二’，’化学’，80） D. INSERT INTO S VALUES（’张二’，’化学’，80）</text:p>
      <text:p text:style-name="P22"><text:line-break/>5.对于SQL语句”UPDATE Members SET Salary=Salary+300”,下列表述正确的是: （ a ） </text:p>
      <text:p text:style-name="P22">A.将Members表中工资都增加300 B.删除工资为300的记录 <text:s/>C.查询工资为300的记录 <text:s/>D.修改Members工资都扣除300 </text:p>
      <text:p text:style-name="P22"><text:line-break/>6.截取一小段字符串的函数是( c ) </text:p>
      <text:p text:style-name="P22">A.concat <text:s/>B.trim <text:s/>C.substring <text:s/>D.strcmp </text:p>
      <text:p text:style-name="P22"><text:line-break/>7.求平均值的聚合函数是( b ) </text:p>
      <text:p text:style-name="P22">A SUM <text:s/>B.AVG <text:s/>C.COUNT <text:s/>D.MAX</text:p>
      <text:p text:style-name="P22"><text:line-break/>8.条件查询中指明条件的关键字是( b ) </text:p>
      <text:p text:style-name="P22">A.if <text:s/>B.where <text:s/>C. condition <text:s/>D.having</text:p>
      <text:p text:style-name="P22"><text:line-break/>9.在查询中,去除重复记录的关键字是( b ) </text:p>
      <text:p text:style-name="P22">A.having <text:s/>B.distinct <text:s/>C.drop <text:s/>D.limit</text:p>
      <text:p text:style-name="P22"><text:line-break/>10.对查询结果进行排序的关键字是( c ) </text:p>
      <text:p text:style-name="P22">A.group by <text:s/>B.select <text:s/>C.order by <text:s/>D.insert into </text:p>
      <text:p text:style-name="P22"><text:soft-page-break/><text:line-break/>11.对分组中的数据进行过滤的关键字是( c ) </text:p>
      <text:p text:style-name="P22">A. ORDER <text:s/>B.WHERE <text:s/>C.HAVING D.JOIN</text:p>
      <text:p text:style-name="P22"><text:line-break/>12.多表内连接查询使用的语句是( a ) </text:p>
      <text:p text:style-name="P22">A. select„from „inner join „on.. B. select „.from„.left join .....on „„ </text:p>
      <text:p text:style-name="P22">C.select„.from„.right join„..on„.. D.select „„from„..full join„„„.</text:p>
      <text:p text:style-name="P22"><text:line-break/>13.mysql对查询结果进行升序排序的关键字是( a ) </text:p>
      <text:p text:style-name="P22">A.ASC <text:s/>B.DESC <text:s/>C. LIMIT <text:s/>D.ORDER </text:p>
      <text:p text:style-name="P22"><text:line-break/>14.假设ABC表用于存储销售信息，A 列为销售人员名，C列为销售额度，现在需要查询最大一笔销售额度是多少，则正确的查询语句是（ d ） </text:p>
      <text:p text:style-name="P22">A select max(C) from ABC where max(C)&gt;0 </text:p>
      <text:p text:style-name="P22">B select A, max（C）from ABC where count(A)&gt;0 </text:p>
      <text:p text:style-name="P22">C select A,max（C） from ABC group by A,C </text:p>
      <text:p text:style-name="P22">D select max（C） from ABC </text:p>
      <text:p text:style-name="P22"><text:line-break/>15.假设ABC表用于存储销售信息，A 列为销售人员名，C列为销售额度，现在需要查询每个销售人员的销售次数、销售总金额，则正确的查询语句是（ a ）</text:p>
      <text:p text:style-name="P22">A select A , sum(C) ,count(A) from ABC group by A </text:p>
      <text:p text:style-name="P22">B select A,sum(C) from ABC </text:p>
      <text:p text:style-name="P22">C select A,sum(C) from ABC group by A order by A </text:p>
      <text:p text:style-name="P22">D select sum(C) from ABC group by a order by A </text:p>
      <text:p text:style-name="P22"><text:soft-page-break/><text:line-break/>16.要查询一个班中低于平均成绩的学生，需要使用的是（ ） </text:p>
      <text:p text:style-name="P22">A order by <text:s/>B having <text:s/>C avg <text:s/>D limit </text:p>
      <text:p text:style-name="P22"><text:line-break/>17.假设A、B表中都有id列，A表有10行数据，B表中有5行数据，执行下面的查询语 句select * from A left join B on A.id=B.id 则返回（ ）行数据 </text:p>
      <text:p text:style-name="P23"><text:s/>A 5 <text:s text:c="4"/>&amp;nbsp;&amp;nbsp;&amp;nbsp;&amp;nbsp; <text:s text:c="4"/>B <text:s/>10 &amp;nbsp;&amp;nbsp;&amp;nbsp;&amp;nbsp; <text:s text:c="2"/>C <text:s/>50 <text:s text:c="4"/>&amp;nbsp;&amp;nbsp;&amp;nbsp;&amp;nbsp; <text:s text:c="5"/>D <text:s/>不确定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宋体" svg:font-family="宋体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9:38:56.070953101</meta:creation-date>
    <dc:date>2016-09-02T14:48:02.175398112</dc:date>
    <meta:editing-duration>PT1H25M23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6" meta:paragraph-count="75" meta:word-count="1322" meta:character-count="3182" meta:non-whitespace-character-count="2702"/>
  </office:meta>
</office:document-meta>
</file>